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ringUtil.mapValueFromRangeToRange( double value , double fromLow , double fromHigh , double toLow , double toHig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pringUtil.clamp( double value , double low , double hig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